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olumn4" style:family="table-column">
      <style:table-column-properties style:column-width="1.3381in" style:use-optimal-column-width="false"/>
    </style:style>
    <style:style style:name="TableColumn5" style:family="table-column">
      <style:table-column-properties style:column-width="1.3388in" style:use-optimal-column-width="false"/>
    </style:style>
    <style:style style:name="TableColumn6" style:family="table-column">
      <style:table-column-properties style:column-width="1.3381in" style:use-optimal-column-width="false"/>
    </style:style>
    <style:style style:name="TableColumn7" style:family="table-column">
      <style:table-column-properties style:column-width="1.3388in" style:use-optimal-column-width="false"/>
    </style:style>
    <style:style style:name="TableColumn8" style:family="table-column">
      <style:table-column-properties style:column-width="1.3388in" style:use-optimal-column-width="false"/>
    </style:style>
    <style:style style:name="Table3" style:family="table">
      <style:table-properties style:width="6.693in" fo:margin-left="0in" table:align="center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font-weight="bold" style:font-weight-asian="bold" style:font-weight-complex="bold" fo:color="#009900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fo:font-weight="bold" style:font-weight-asian="bold" style:font-weight-complex="bold" fo:color="#009900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 fo:color="#009900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 fo:color="#009900"/>
    </style:style>
    <style:style style:name="TableCell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color="#009900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justify"/>
      <style:text-properties fo:language="en" fo:country="GB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justify"/>
      <style:text-properties fo:language="en" fo:country="GB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language="en" fo:country="GB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justify"/>
      <style:text-properties fo:language="en" fo:country="GB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justify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justify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P40" style:parent-style-name="TableContents" style:family="paragraph">
      <style:paragraph-properties fo:text-align="center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justify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justify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justify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justify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justify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justify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</style:style>
    <style:style style:name="P102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DESIGN PATTERNS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Implementação</text:p>
          </table:table-cell>
          <table:table-cell table:style-name="TableCell14">
            <text:p text:style-name="P15">Funcionalidade</text:p>
          </table:table-cell>
          <table:table-cell table:style-name="TableCell16">
            <text:p text:style-name="P17">Classes</text:p>
          </table:table-cell>
          <table:table-cell table:style-name="TableCell18">
            <text:p text:style-name="P19">Utilidade</text:p>
          </table:table-cell>
        </table:table-row>
        <table:table-row table:style-name="TableRow20">
          <table:table-cell table:style-name="TableCell21">
            <text:p text:style-name="P22">Singleton</text:p>
          </table:table-cell>
          <table:table-cell table:style-name="TableCell23">
            <text:p text:style-name="P24">Classes<text:s/></text:p>
          </table:table-cell>
          <table:table-cell table:style-name="TableCell25">
            <text:p text:style-name="P26"/>
          </table:table-cell>
          <table:table-cell table:style-name="TableCell27">
            <text:p text:style-name="P28">GameModel GameController GameView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MVC</text:p>
          </table:table-cell>
          <table:table-cell table:style-name="TableCell34">
            <text:p text:style-name="P35">Classes GameController,GameModel e GameView, representando, respetivamente, o controlador, o modelo e a ‘view’<text:s/>do jogo, isto é, os seus módulos.</text:p>
          </table:table-cell>
          <table:table-cell table:style-name="TableCell36">
            <text:p text:style-name="P37">O objeto da classe GameView notifica o controlador <text:s/>para que este faça update do modelo. Posteriormente, <text:s/>o primeiro objeto obtém os dados do modelo, de modo a que se proceda à visualização do jogo.</text:p>
          </table:table-cell>
          <table:table-cell table:style-name="TableCell38">
            <text:p text:style-name="P39">GameController</text:p>
            <text:p text:style-name="P40">GameModel</text:p>
            <text:p text:style-name="P41">GameView</text:p>
          </table:table-cell>
          <table:table-cell table:style-name="TableCell42">
            <text:p text:style-name="P43">Separar os vários módulos da aplicação: os dados, a manipulação desses dados e a sua visualização.</text:p>
          </table:table-cell>
        </table:table-row>
        <table:table-row table:style-name="TableRow44">
          <table:table-cell table:style-name="TableCell45">
            <text:p text:style-name="P46">FlyWeight, Factory</text:p>
          </table:table-cell>
          <table:table-cell table:style-name="TableCell47">
            <text:p text:style-name="P48">Classe ViewFactory contendo um atributo estático que consiste num map cujas chaves são tipos dos modelos do jogo e os valores<text:s/>correspondentes são objetos do tipo EntityView.</text:p>
          </table:table-cell>
          <table:table-cell table:style-name="TableCell49">
            <text:p text:style-name="P50">Retornar uma EntityView para um modelo especificado, através da função makeView da classe ViewFactory. Posteriormente, esse modelo poderá ser usado por um objeto da classe GameView.</text:p>
          </table:table-cell>
          <table:table-cell table:style-name="TableCell51">
            <text:p text:style-name="P52">ViewFactory</text:p>
          </table:table-cell>
          <table:table-cell table:style-name="TableCell53">
            <text:p text:style-name="P54">Evitar a repetição de sprites para objetos de um mesmo tipo. Deste modo, consegue-se diminuir o custo da aplicação em termos de memória.</text:p>
          </table:table-cell>
        </table:table-row>
        <table:table-row table:style-name="TableRow55">
          <table:table-cell table:style-name="TableCell56">
            <text:p text:style-name="P57">Object Pool</text:p>
          </table:table-cell>
          <table:table-cell table:style-name="TableCell58">
            <text:p text:style-name="P59">Pool (classe <text:s/>de LibGDX) constituída por objetos da classe PlatformModel.</text:p>
          </table:table-cell>
          <table:table-cell table:style-name="TableCell60">
            <text:p text:style-name="P61">Reutilizar plataformas que já não estejam<text:s/>na área visível do jogo.</text:p>
          </table:table-cell>
          <table:table-cell table:style-name="TableCell62">
            <text:p text:style-name="P63">GameModel</text:p>
          </table:table-cell>
          <table:table-cell table:style-name="TableCell64">
            <text:p text:style-name="P65">Otimizar a performance do jogo e minimizar o uso de memória.</text:p>
          </table:table-cell>
        </table:table-row>
        <table:table-row table:style-name="TableRow66">
          <table:table-cell table:style-name="TableCell67">
            <text:p text:style-name="P68">State</text:p>
          </table:table-cell>
          <table:table-cell table:style-name="TableCell69">
            <text:p text:style-name="P70">Máquina de estados.</text:p>
          </table:table-cell>
          <table:table-cell table:style-name="TableCell71">
            <text:p text:style-name="P72">Modificar o comportamento do <text:s text:c="2"/></text:p>
            <text:p text:style-name="P73">personagem quando o seu estado interno muda.</text:p>
          </table:table-cell>
          <table:table-cell table:style-name="TableCell74">
            <text:p text:style-name="P75">PlayerModel</text:p>
            <text:p text:style-name="P76">State</text:p>
          </table:table-cell>
          <table:table-cell table:style-name="TableCell77">
            <text:p text:style-name="P78">Evitar que as ações do personagem se<text:s/>sobreponham, tal como: saltar quando o salto anterior ainda não terminou.</text:p>
          </table:table-cell>
        </table:table-row>
        <table:table-row table:style-name="TableRow79">
          <table:table-cell table:style-name="TableCell80">
            <text:p text:style-name="P81">GameLoop</text:p>
          </table:table-cell>
          <table:table-cell table:style-name="TableCell82">
            <text:p text:style-name="P83">Espera (através da função sleep()) no método render da classe GameView.</text:p>
          </table:table-cell>
          <table:table-cell table:style-name="TableCell84">
            <text:p text:style-name="P85">Manipular a taxa de render do jogo.</text:p>
          </table:table-cell>
          <table:table-cell table:style-name="TableCell86">
            <text:p text:style-name="P87">GameView</text:p>
          </table:table-cell>
          <table:table-cell table:style-name="TableCell88">
            <text:p text:style-name="P89">Assegurar o correto render do jogo, especificando o<text:s/>número de frames<text:s/><text:soft-page-break/>que queremos que sofram essa operação.</text:p>
          </table:table-cell>
        </table:table-row>
        <text:soft-page-break/>
        <table:table-row table:style-name="TableRow90">
          <table:table-cell table:style-name="TableCell91">
            <text:p text:style-name="P92">Strategy</text:p>
          </table:table-cell>
          <table:table-cell table:style-name="TableCell93">
            <text:p text:style-name="P94">Interface Strategy, instanciada na classe PlayerModel.</text:p>
          </table:table-cell>
          <table:table-cell table:style-name="TableCell95">
            <text:p text:style-name="P96">Definir diferentes algoritmos para as ações do personagem. Em <text:s/>momentos distintos do jogo e para uma mesma ação, o personagem poderá comportar-se de maneira diferente.</text:p>
          </table:table-cell>
          <table:table-cell table:style-name="TableCell97">
            <text:p text:style-name="P98">PlayerModel</text:p>
            <text:p text:style-name="P99"/>
          </table:table-cell>
          <table:table-cell table:style-name="TableCell100">
            <text:p text:style-name="P101">Permitir ao personagem adotar diferentes comportamentos consoante os ‘boosts’ que colecionar durante o jogo.</text:p>
          </table:table-cell>
        </table:table-row>
      </table:table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garida Silva</meta:initial-creator>
    <dc:creator>Margarida Silva</dc:creator>
    <meta:creation-date>2018-04-27T11:34:00Z</meta:creation-date>
    <dc:date>2018-04-27T11:34:00Z</dc:date>
    <meta:template xlink:href="Normal.dotm" xlink:type="simple"/>
    <meta:editing-cycles>2</meta:editing-cycles>
    <meta:editing-duration>PT1260S</meta:editing-duration>
    <meta:document-statistic meta:page-count="2" meta:paragraph-count="4" meta:word-count="340" meta:character-count="2174" meta:row-count="15" meta:non-whitespace-character-count="1838"/>
  </office:meta>
</office:document-meta>
</file>